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layException.setEvents( LruList &lt; PaxLoggingEvent &gt;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Exception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Exception.do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